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c2bc7" officeooo:paragraph-rsid="000c2bc7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c2bc7" officeooo:paragraph-rsid="000c2bc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d9454" officeooo:paragraph-rsid="000d945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03d0" officeooo:paragraph-rsid="000f03d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021e0" officeooo:paragraph-rsid="001021e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17665" officeooo:paragraph-rsid="0011766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301e4" officeooo:paragraph-rsid="001301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weight="bold" officeooo:rsid="000d7e80" officeooo:paragraph-rsid="000d7e80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d9454" officeooo:paragraph-rsid="000d945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7665" officeooo:paragraph-rsid="0011766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01e4" officeooo:paragraph-rsid="001301e4" style:font-size-asian="12pt" style:font-weight-asian="normal" style:font-size-complex="12pt" style:font-weight-complex="normal"/>
    </style:style>
    <style:style style:name="T1" style:family="text">
      <style:text-properties fo:font-size="24pt" fo:font-weight="bold" style:font-size-asian="21pt" style:font-weight-asian="bold" style:font-size-complex="24pt" style:font-weight-complex="bold"/>
    </style:style>
    <style:style style:name="T2" style:family="text">
      <style:text-properties fo:font-size="24pt" fo:font-weight="bold" officeooo:rsid="000c2bc7" style:font-size-asian="21pt" style:font-weight-asian="bold" style:font-size-complex="24pt" style:font-weight-complex="bold"/>
    </style:style>
    <style:style style:name="T3" style:family="text">
      <style:text-properties officeooo:rsid="000f03d0"/>
    </style:style>
    <style:style style:name="T4" style:family="text">
      <style:text-properties officeooo:rsid="001021e0"/>
    </style:style>
    <style:style style:name="T5" style:family="text">
      <style:text-properties officeooo:rsid="00117665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f03d0" style:font-size-asian="12pt" style:font-size-complex="12pt"/>
    </style:style>
    <style:style style:name="T8" style:family="text">
      <style:text-properties fo:font-size="12pt" officeooo:rsid="00117665" style:font-size-asian="12pt" style:font-size-complex="12pt"/>
    </style:style>
    <style:style style:name="T9" style:family="text">
      <style:text-properties officeooo:rsid="00130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Задание 2</text:span></text:p>
      <text:p text:style-name="P2"><text:span text:style-name="T1">Ответственное медиапотребление</text:span></text:p>
      <text:p text:style-name="P2"><text:span text:style-name="T1"/></text:p>
      <text:p text:style-name="P9">Некоторый свод правил и рекомендаций ответственного потребителя:</text:p>
      <text:p text:style-name="P3"/>
      <text:p text:style-name="P3"/>
      <text:p text:style-name="P5">1) Используйте только доверенные ресурсы.</text:p>
      <text:p text:style-name="P3"><text:tab/><text:span text:style-name="T7">Не доверяйте неизвестным вам источникам — они могут оказаться фейком.</text:span></text:p>
      <text:p text:style-name="P3"/>
      <text:p text:style-name="P3"><text:span text:style-name="T3">2</text:span>) <text:span text:style-name="T3">Думайте перед каждым кликом.</text:span></text:p>
      <text:p text:style-name="P3"><text:tab/><text:span text:style-name="T7">Подавляющее большинство кликбейтных заголовков — фейк и потенциальная <text:tab/><text:tab/>угроза. Вы не только можете навредить себе, например, скачав вирус, но и <text:tab/>увеличить <text:tab/>популярность неправдивого контента.</text:span></text:p>
      <text:p text:style-name="P3"/>
      <text:p text:style-name="P4"><text:span text:style-name="T3">3</text:span>) Всегда перепроверяйте предоставленную информацию.</text:p>
      <text:p text:style-name="P10"><text:tab/><text:span text:style-name="T4">Не стоит сразу же принимать прочитанную информацию за должное. Любой контент <text:tab/>подлежит проверке. </text:span></text:p>
      <text:p text:style-name="P4"/>
      <text:p text:style-name="P6">4) Будьте бдительны при просмотре фото и видео материалов.</text:p>
      <text:p text:style-name="P6"><text:tab/><text:span text:style-name="T6">Большинство фейкового контента делается «на скорую руку» с целью быстрого охвата <text:tab/>большой аудитории. Такой контент в зачастую имеет низкое качество, что легко заметить.</text:span></text:p>
      <text:p text:style-name="P4"><text:s/></text:p>
      <text:p text:style-name="P6">5) <text:span text:style-name="T5">Скептично относитесь к мнениям экспертов.</text:span></text:p>
      <text:p text:style-name="P6"><text:tab/><text:span text:style-name="T8">Мнение — это всего лишь мысль, а не факт. Если у такой мысли нет <text:tab/>поддержки в виде <text:tab/>реальной, известной информации, то скорее всего она — фейк.</text:span></text:p>
      <text:p text:style-name="P6"/>
      <text:p text:style-name="P7">6) Вы ответственны за свою аудиторию.</text:p>
      <text:p text:style-name="P11"><text:tab/>Обязательно убедитесь в правдивости информации перед «перепостом». <text:tab/><text:span text:style-name="T9">Экспоненциальный рост фейковой информации имеет плачевные последствия.</text:span></text:p>
      <text:p text:style-name="P11"/>
      <text:p text:style-name="P8">7) Принимайте меры для подавления распространения фейкового контента.</text:p>
      <text:p text:style-name="P12"><text:tab/>Здесь работает принцип пионера — оставить лужайку после себя чище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8:19:40.684207141</meta:creation-date>
    <dc:date>2020-04-03T19:37:30.167397732</dc:date>
    <meta:editing-duration>PT5M28S</meta:editing-duration>
    <meta:editing-cycles>1</meta:editing-cycles>
    <meta:document-statistic meta:table-count="0" meta:image-count="0" meta:object-count="0" meta:page-count="1" meta:paragraph-count="18" meta:word-count="170" meta:character-count="1316" meta:non-whitespace-character-count="1140"/>
    <meta:generator>LibreOffice/5.1.6.2$Linux_X86_64 LibreOffice_project/10m0$Build-2</meta:generator>
  </office:meta>
</office:document-meta>
</file>